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1FA000001EFEEDD9D13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-color="#00ae00" draw:textarea-horizontal-align="justify" draw:textarea-vertical-align="middle" draw:auto-grow-height="false"/>
    </style:style>
    <style:style style:name="gr3" style:family="graphic" style:parent-style-name="standard">
      <style:graphic-properties draw:fill-color="#000000" draw:textarea-horizontal-align="justify" draw:textarea-vertical-align="middle" draw:auto-grow-height="false"/>
    </style:style>
    <style:style style:name="gr4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</office:automatic-styles>
  <office:body>
    <office:presentation>
      <draw:page draw:name="page1" draw:style-name="dp1" draw:master-page-name="Default">
        <draw:frame draw:style-name="gr1" draw:text-style-name="P1" draw:layer="layout" svg:width="17.78cm" svg:height="17.399cm" svg:x="4.401cm" svg:y="2.111cm">
          <draw:image xlink:href="Pictures/10000000000001FA000001EFEEDD9D13.png" xlink:type="simple" xlink:show="embed" xlink:actuate="onLoad">
            <text:p/>
          </draw:image>
        </draw:frame>
        <draw:custom-shape draw:style-name="gr2" draw:text-style-name="P1" draw:layer="layout" svg:width="0.508cm" svg:height="0.508cm" svg:x="14.478cm" svg:y="2.286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" draw:text-style-name="P1" draw:layer="layout" svg:width="0.508cm" svg:height="0.508cm" svg:x="11.684cm" svg:y="2.794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" draw:text-style-name="P1" draw:layer="layout" svg:width="0.508cm" svg:height="0.508cm" svg:x="17.526cm" svg:y="17.78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" draw:text-style-name="P1" draw:layer="layout" svg:width="0.508cm" svg:height="0.508cm" svg:x="7.62cm" svg:y="17.78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" draw:text-style-name="P1" draw:layer="layout" svg:width="0.381cm" svg:height="0.381cm" svg:x="9.525cm" svg:y="5.3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381cm" svg:height="0.381cm" svg:x="13.97cm" svg:y="5.5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381cm" svg:height="0.381cm" svg:x="14.478cm" svg:y="12.4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381cm" svg:height="0.381cm" svg:x="9.525cm" svg:y="8.2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381cm" svg:height="0.381cm" svg:x="17.272cm" svg:y="14.2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381cm" svg:height="0.381cm" svg:x="10.16cm" svg:y="12.31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1" draw:layer="layout" svg:width="0.381cm" svg:height="0.381cm" svg:x="7.874cm" svg:y="16.6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ars Røed</meta:initial-creator>
    <meta:creation-date>2015-10-29T15:19:18</meta:creation-date>
    <dc:date>2015-10-30T17:13:32</dc:date>
    <dc:creator>Lars Røed</dc:creator>
    <meta:editing-duration>P1DT1H39M14S</meta:editing-duration>
    <meta:editing-cycles>1</meta:editing-cycles>
    <meta:document-statistic meta:object-count="37"/>
    <meta:generator>LibreOffice/3.5$Linux_X86_64 LibreOffice_project/350m1$Build-2</meta:generator>
  </office:meta>
</office:document-meta>
</file>